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6_7b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/text:p>
      <text:p text:style-name="P2"><text:s/>(manuscript or typescript) <text:tab/><text:tab/><text:tab/><text:tab/></text:p>
      <text:p text:style-name="P2">Language (s)<text:tab/><text:tab/><text:tab/><text:tab/><text:tab/>English (translation of French)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rs. Lopez Silva &amp; Miss Pereyra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 April 1869</text:p>
      <text:p text:style-name="P2">Month<text:tab/><text:tab/><text:tab/><text:tab/><text:tab/><text:tab/>April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>Translation from the French in SMBx1FF26_7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4"><text:span text:style-name="T1">Philadelphia 18 Avril, 1869/</text:span></text:p>
      <text:p text:style-name="P2"><text:span text:style-name="T1">Mesdames/</text:span></text:p>
      <text:p text:style-name="P2"><text:span text:style-name="T1"><text:tab/>It is with a great deal of pleasure that I/ learn of your good resolution to become reconciled with/ your unhappy brother. <text:s/>I do not doubt that you had/ strong cause to be angry with him up to this time./ <text:s/>But we who all so much need God's pity must also/ have pity on his children, even though they are/ sinners. <text:s/>Do you know my dear friends anyone who/ has never sinned?/</text:span></text:p>
      <text:p text:style-name="P2"><text:span text:style-name="T1"><text:tab/>I rejoice at your change of mind toward him/ and I could not keep myself from telling you so./ <text:s/>Pardon my liberty and the style of this letter,/ For I am not accustomed to writingF rench[sic], but my/ religious office forced me to write to you./</text:span></text:p>
      <text:p text:style-name="P2"><text:span text:style-name="T1"><text:tab/>Dare I remind you that your brother has/ a large family and that he is poor. <text:s/>No, I have said/ enough./</text:span></text:p>
      <text:p text:style-name="P2"><text:span text:style-name="T1"><text:tab/>Your old friend,/</text:span></text:p>
      <text:p text:style-name="P2"><text:span text:style-name="T1"><text:tab/><text:tab/>S. Morais/</text:span></text:p>
      <text:p text:style-name="P2"><text:span text:style-name="T1">Mrs Lopez Silva and Miss Pereyra/</text:span></text:p>
      <text:p text:style-name="P2"><text:span text:style-name="T1">Morais Papers DC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9T10:16:55</meta:creation-date>
    <dc:date>2009-04-29T10:26:36</dc:date>
    <dc:language>en-US</dc:language>
    <meta:editing-cycles>2</meta:editing-cycles>
    <meta:editing-duration>PT9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0" meta:word-count="334" meta:character-count="2205"/>
  </office:meta>
</office:document-meta>
</file>